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 style:master-page-name="Standard">
      <style:paragraph-properties fo:margin-left="1.341cm" fo:margin-right="0cm" fo:text-indent="-0.635cm" style:auto-text-indent="false" style:page-number="auto"/>
    </style:style>
    <style:style style:name="P4" style:family="paragraph" style:parent-style-name="Standard">
      <style:paragraph-properties fo:margin-left="1.34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238697507" text:style-name="WWNum1">
        <text:list-item>
          <text:p text:style-name="P1">선정 커뮤니티 활동 작성: 최근 commit된 C/C++</text:p>
        </text:list-item>
        <text:list-item>
          <text:p text:style-name="P1">선정 커뮤니티 GitHub 소개: <text:a xlink:type="simple" xlink:href="https://github.com/VentGrey/algorithms-and-data-struct" text:style-name="ListLabel_20_2" text:visited-style-name="ListLabel_20_2"><text:span text:style-name="Internet_20_link">https://github.com/VentGrey/algorithms-and-data-struct</text:span></text:a></text:p>
        </text:list-item>
      </text:list>
      <text:p text:style-name="P4">개인이 알고리즘과 자료구조를 연습하고 올리는 프로젝트</text:p>
      <text:list xml:id="list191857688515185" text:continue-numbering="true" text:style-name="WWNum1">
        <text:list-item>
          <text:p text:style-name="P1">프로젝트 활동방법: 자료구조 및 알고리즘을 소개하는 타 프로젝트를 clone해 아직 구현되지 않은 자료구조 및 알고리즘 코드를 우리가 구현해 해당 프로젝트에 기여한다.</text:p>
        </text:list-item>
        <text:list-item>
          <text:p text:style-name="P1">커뮤니티 활동 계획 정리: Selection Sort, Quick Sort, Shell Sort, 스택, 큐, BFS, DFS 등을 추가한다. <text:bookmark text:name="_GoBack"/></text:p>
        </text:list-item>
        <text:list-item>
          <text:p text:style-name="P1">학생 별 역할 및 활동 계획</text:p>
        </text:list-item>
      </text:list>
      <text:list xml:id="list1379925962" text:style-name="WWNum2">
        <text:list-item>
          <text:p text:style-name="P2">우병수(조장): 감독 및 총괄, 스터디 진행, 최종 구현</text:p>
        </text:list-item>
        <text:list-item>
          <text:p text:style-name="P2">서보현: 관련 자료구조를 활용한 문제 수집</text:p>
        </text:list-item>
        <text:list-item>
          <text:p text:style-name="P2">이상현: 자료구조 구현</text:p>
        </text:list-item>
        <text:list-item>
          <text:p text:style-name="P2">김승윤: 관련 자료구조 스터디를 위한 자료 수집 및 공부</text:p>
        </text:list-item>
      </text:list>
      <text:list xml:id="list191858708277579" text:continue-list="list191857688515185" text:style-name="WWNum1">
        <text:list-item>
          <text:p text:style-name="P1">이슈내용 및 고려사항, 제안사항: 프로젝트를 만든 이의 활동은 매우 활발하다. 그러나 Contributor와 pull-request가 현저히 적어 pull-request가 잘 진행될 지 있을지 의문이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0" fo:widows="0" style:writing-mode="lr-tb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language-asian="ko" style:country-asian="KR"/>
    </style:style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4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16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8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보현 서</meta:initial-creator>
    <dc:creator>보현 서</dc:creator>
    <meta:editing-cycles>2</meta:editing-cycles>
    <meta:creation-date>2019-05-21T09:23:00</meta:creation-date>
    <dc:date>2019-05-21T10:16:00</dc:date>
    <meta:editing-duration>PT38M</meta:editing-duration>
    <meta:generator>LibreOffice/6.0.7.3$Linux_X86_64 LibreOffice_project/00m0$Build-3</meta:generator>
    <meta:document-statistic meta:table-count="0" meta:image-count="0" meta:object-count="0" meta:page-count="1" meta:paragraph-count="11" meta:word-count="306" meta:character-count="551" meta:non-whitespace-character-count="4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